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1cm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4cm" fo:min-width="3.44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611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02cm" fo:min-width="3.55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232cm" fo:min-width="1.682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text-properties fo:color="#ffffff" fo:font-size="10pt" style:font-size-asian="10pt" style:font-size-complex="10pt"/>
    </style:style>
    <style:style style:name="P2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style:text-properties fo:color="#ffffff" fo:font-size="15pt" style:font-size-asian="15pt" style:font-size-complex="15pt"/>
    </style:style>
    <style:style style:name="P9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frame draw:style-name="gr1" draw:text-style-name="P2" draw:layer="layout" svg:width="1.34cm" svg:height="0.725cm" svg:x="5.5cm" svg:y="0.7cm">
          <draw:text-box>
            <text:p text:style-name="P1"><text:span text:style-name="T1">Robô</text:span></text:p>
          </draw:text-box>
        </draw:frame>
        <draw:custom-shape draw:style-name="gr2" draw:text-style-name="P3" draw:layer="layout" svg:width="4.2cm" svg:height="2.1cm" svg:x="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xml:id="id3" draw:id="id3" draw:layer="layout" svg:x1="2.5cm" svg:y1="1.6cm" svg:x2="4cm" svg:y2="1.6cm">
          <text:p/>
        </draw:line>
        <draw:frame draw:style-name="gr4" draw:text-style-name="P5" draw:layer="layout" svg:width="1.111cm" svg:height="1.038cm" svg:x="2.2cm" svg:y="0.562cm">
          <draw:text-box>
            <text:p text:style-name="P4"><text:span text:style-name="T2">u</text:span></text:p>
          </draw:text-box>
        </draw:frame>
        <draw:frame draw:style-name="gr4" draw:text-style-name="P5" draw:layer="layout" svg:width="1.111cm" svg:height="1.038cm" svg:x="8.489cm" svg:y="0.462cm">
          <draw:text-box>
            <text:p text:style-name="P4"><text:span text:style-name="T2">q</text:span></text:p>
          </draw:text-box>
        </draw:frame>
        <draw:frame draw:style-name="gr5" draw:text-style-name="P7" draw:layer="layout" svg:width="0.853cm" svg:height="1.276cm" svg:x="5.747cm" svg:y="1.324cm">
          <draw:text-box>
            <text:p text:style-name="P6"><text:span text:style-name="T3">∫ </text:span></text:p>
          </draw:text-box>
        </draw:frame>
        <draw:custom-shape draw:style-name="gr2" draw:text-style-name="P3" draw:layer="layout" svg:width="4.2cm" svg:height="2.1cm" svg:x="4.0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2cm" svg:height="1cm" svg:x="5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22cm" svg:height="0.725cm" svg:x="6.28cm" svg:y="3.4cm">
          <draw:text-box>
            <text:p text:style-name="P1"><text:span text:style-name="T1">Sensor (encoder)</text:span></text:p>
          </draw:text-box>
        </draw:frame>
        <draw:custom-shape draw:style-name="gr7" draw:text-style-name="P3" xml:id="id4" draw:id="id4" draw:layer="layout" svg:width="2.4cm" svg:height="1.7cm" svg:x="2.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.335cm" svg:height="0.725cm" svg:x="2.3cm" svg:y="2.975cm">
          <draw:text-box>
            <text:p text:style-name="P1"><text:span text:style-name="T1">Controlador</text:span></text:p>
          </draw:text-box>
        </draw:frame>
        <draw:frame draw:style-name="gr1" draw:text-style-name="P9" draw:layer="layout" svg:width="1.45cm" svg:height="0.839cm" svg:x="2.8cm" svg:y="3.561cm">
          <draw:text-box>
            <text:p text:style-name="P8"><text:span text:style-name="T4">h(q)</text:span></text:p>
          </draw:text-box>
        </draw:frame>
        <draw:line draw:style-name="gr8" draw:text-style-name="P3" xml:id="id1" draw:id="id1" draw:layer="layout" svg:x1="8.2cm" svg:y1="1.6cm" svg:x2="10.2cm" svg:y2="1.6cm">
          <text:p/>
        </draw:line>
        <draw:connector draw:style-name="gr3" draw:text-style-name="P3" draw:layer="layout" draw:type="curve" svg:x1="10.2cm" svg:y1="1.6cm" svg:x2="10cm" svg:y2="3.7cm" draw:start-shape="id1" draw:start-glue-point="1" draw:end-shape="id2" draw:end-glue-point="1" svg:d="M10200 1600c790 0 890 2100-200 2100" svg:viewBox="0 0 806 2101">
          <text:p/>
        </draw:connector>
        <draw:connector draw:style-name="gr8" draw:text-style-name="P3" draw:layer="layout" draw:type="curve" svg:x1="2.5cm" svg:y1="1.6cm" svg:x2="2.3cm" svg:y2="3.75cm" draw:start-shape="id3" draw:start-glue-point="3" draw:end-shape="id4" draw:end-glue-point="3" svg:d="M2500 1600c-1090 0-990 2150-200 2150" svg:viewBox="0 0 806 2151">
          <text:p/>
        </draw:connector>
        <draw:line draw:style-name="gr3" draw:text-style-name="P3" draw:layer="layout" svg:x1="5.8cm" svg:y1="3.7cm" svg:x2="4.7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3T22:54:17.695000000</dc:date>
    <meta:editing-duration>PT49M32S</meta:editing-duration>
    <meta:editing-cycles>8</meta:editing-cycles>
    <meta:generator>LibreOffice/6.2.7.1$Windows_X86_64 LibreOffice_project/23edc44b61b830b7d749943e020e96f5a7df63bf</meta:generator>
    <meta:document-statistic meta:object-count="16"/>
  </office:meta>
</office:document-meta>
</file>